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0e7759" officeooo:paragraph-rsid="000e7759"/>
    </style:style>
    <style:style style:name="P2" style:family="paragraph" style:parent-style-name="Standard">
      <style:text-properties fo:font-variant="normal" fo:text-transform="none" fo:color="#1d2129" style:font-name="Liberation Sans" fo:font-size="12pt" fo:letter-spacing="normal" officeooo:rsid="000e7759" officeooo:paragraph-rsid="000e7759" style:font-size-asian="12pt" style:font-size-complex="12pt"/>
    </style:style>
    <style:style style:name="P3" style:family="paragraph" style:parent-style-name="Standard">
      <style:text-properties fo:font-variant="normal" fo:text-transform="none" fo:color="#1d2129" style:font-name="Liberation Sans" fo:font-size="12pt" fo:letter-spacing="normal" fo:font-style="normal" fo:font-weight="normal" officeooo:rsid="000e7759" officeooo:paragraph-rsid="000e7759" style:font-size-asian="12pt" style:font-size-complex="12pt"/>
    </style:style>
    <style:style style:name="P4" style:family="paragraph" style:parent-style-name="Standard">
      <style:text-properties fo:font-variant="normal" fo:text-transform="none" fo:color="#1d2129" style:font-name="Liberation Sans" fo:font-size="12pt" fo:letter-spacing="normal" fo:font-style="normal" fo:font-weight="normal" officeooo:rsid="000e7759" officeooo:paragraph-rsid="000e818c" style:font-size-asian="12pt" style:font-size-complex="12pt"/>
    </style:style>
    <style:style style:name="P5" style:family="paragraph" style:parent-style-name="Standard">
      <style:text-properties fo:font-variant="normal" fo:text-transform="none" fo:color="#1d2129" style:font-name="Liberation Sans" fo:font-size="12pt" fo:letter-spacing="normal" fo:font-style="normal" fo:font-weight="normal" officeooo:rsid="000e7759" officeooo:paragraph-rsid="001026c6" style:font-size-asian="12pt" style:font-size-complex="12pt"/>
    </style:style>
    <style:style style:name="P6" style:family="paragraph" style:parent-style-name="Standard">
      <style:text-properties fo:font-variant="normal" fo:text-transform="none" fo:color="#1d2129" style:font-name="Liberation Sans" fo:font-size="12pt" fo:letter-spacing="normal" fo:font-style="normal" fo:font-weight="normal" officeooo:rsid="000e818c" officeooo:paragraph-rsid="000e818c" style:font-size-asian="12pt" style:font-size-complex="12pt"/>
    </style:style>
    <style:style style:name="P7" style:family="paragraph" style:parent-style-name="Standard">
      <style:text-properties fo:font-variant="normal" fo:text-transform="none" fo:color="#1d2129" style:font-name="Liberation Sans" fo:font-size="12pt" fo:letter-spacing="normal" fo:font-style="normal" fo:font-weight="normal" officeooo:rsid="000e85cd" officeooo:paragraph-rsid="000e85cd" style:font-size-asian="12pt" style:font-size-complex="12pt"/>
    </style:style>
    <style:style style:name="P8" style:family="paragraph" style:parent-style-name="Standard">
      <style:text-properties fo:font-variant="normal" fo:text-transform="none" fo:color="#1d2129" style:font-name="Liberation Sans" fo:font-size="12pt" fo:letter-spacing="normal" fo:font-style="normal" fo:font-weight="normal" officeooo:rsid="000e85cd" officeooo:paragraph-rsid="000e85cd" style:font-size-asian="12pt" style:font-weight-asian="normal" style:font-size-complex="12pt" style:font-weight-complex="normal"/>
    </style:style>
    <style:style style:name="P9" style:family="paragraph" style:parent-style-name="Standard">
      <style:text-properties fo:font-variant="normal" fo:text-transform="none" fo:color="#1d2129" style:font-name="Liberation Sans" fo:font-size="12pt" fo:letter-spacing="normal" fo:font-style="normal" fo:font-weight="bold" officeooo:rsid="000e7759" officeooo:paragraph-rsid="000e7759" style:font-size-asian="12pt" style:font-weight-asian="bold" style:font-size-complex="12pt" style:font-weight-complex="bold"/>
    </style:style>
    <style:style style:name="P10" style:family="paragraph" style:parent-style-name="Standard">
      <style:text-properties fo:font-variant="normal" fo:text-transform="none" fo:color="#1d2129" style:font-name="Liberation Sans" fo:font-size="12pt" fo:letter-spacing="normal" fo:font-style="normal" fo:font-weight="bold" officeooo:rsid="000e85cd" officeooo:paragraph-rsid="000e85cd" style:font-size-asian="12pt" style:font-weight-asian="bold" style:font-size-complex="12pt" style:font-weight-complex="bold"/>
    </style:style>
    <style:style style:name="T1" style:family="text">
      <style:text-properties fo:font-style="normal" fo:font-weight="normal"/>
    </style:style>
    <style:style style:name="T2" style:family="text">
      <style:text-properties officeooo:rsid="000e818c"/>
    </style:style>
    <style:style style:name="T3" style:family="text">
      <style:text-properties officeooo:rsid="000e85cd"/>
    </style:style>
    <style:style style:name="T4" style:family="text">
      <style:text-properties fo:font-weight="bold" style:font-weight-asian="bold" style:font-weight-complex="bold"/>
    </style:style>
    <style:style style:name="T5" style:family="text">
      <style:text-properties fo:font-weight="bold" officeooo:rsid="000e85c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326 Lab 4 Report</text:p>
      <text:p text:style-name="P1"/>
      <text:p text:style-name="P1">Team Members:</text:p>
      <text:p text:style-name="P2"><text:span text:style-name="T1">Gligor Djogo, djogogli, 1000884206</text:span></text:p>
      <text:p text:style-name="P3">Boyowa David Ogbeide, ogbeide1, 999644693</text:p>
      <text:p text:style-name="P3">Gwyneth Bassett, bassettg, 1003696538</text:p>
      <text:p text:style-name="P3"/>
      <text:p text:style-name="P3">1. Describe the <text:span text:style-name="T3">d</text:span>esign of the <text:span text:style-name="T3">e</text:span>nhanced <text:span text:style-name="T3">s</text:span>earch <text:span text:style-name="T3">e</text:span>ngine / <text:span text:style-name="T2">difference between proposed design and completed design</text:span></text:p>
      <text:p text:style-name="P3"/>
      <text:p text:style-name="P3"><text:tab/>Our design is a sleek and user friendly search engine. It allows users to login using their gmail accounts and search using the easy to use searchbar, available and visible on all pages of the site creating an efficient and user friendly searching experience.</text:p>
      <text:p text:style-name="P3"/>
      <text:p text:style-name="P4">Basic mathematical operations (+-*/) on integers will <text:span text:style-name="T2">be evaluated and presented to users on the results page.</text:span></text:p>
      <text:p text:style-name="P4"/>
      <text:p text:style-name="P6">The search functionality will show results for multiple words. This is done by increasing the page rank of each page displayed according to how many words are related to that particular page, so the resulting pages are ordered by rank and relevance to the search phrase. <text:s/></text:p>
      <text:p text:style-name="P6"/>
      <text:p text:style-name="P6">These features were not in the original design but were added to improve on our search engine.</text:p>
      <text:p text:style-name="P3"/>
      <text:p text:style-name="P3">3. Testing Strategy:</text:p>
      <text:p text:style-name="P3"/>
      <text:p text:style-name="P9">***<text:span text:style-name="T3">our testing strategy</text:span></text:p>
      <text:p text:style-name="P3"/>
      <text:p text:style-name="P3"/>
      <text:p text:style-name="P3">4. Lessons Learn<text:span text:style-name="T2">ed</text:span>:</text:p>
      <text:p text:style-name="P3"/>
      <text:p text:style-name="P9">***<text:span text:style-name="T3">our lessons learned???</text:span></text:p>
      <text:p text:style-name="P3"/>
      <text:p text:style-name="P3"/>
      <text:p text:style-name="P3">5. What <text:span text:style-name="T3">w</text:span>ould <text:span text:style-name="T3">w</text:span>e do <text:span text:style-name="T3">differently?</text:span> What would we do if we had more time? What took longer than expected, why?</text:p>
      <text:p text:style-name="P3"/>
      <text:p text:style-name="P3"><text:tab/><text:span text:style-name="T2">If we had more time we would have focussed more on efficiency of the alorithms in the cackend and added a few more features like spell correction and user-specific word suggestions to the front end. </text:span></text:p>
      <text:p text:style-name="P3"/>
      <text:p text:style-name="P6">On the front end the used authentication and routing using bottle took longer than expected. This was because we were unfamiliar with bottle and google APIs so had to read a lot of the documentation in order to implement them correctly. Pagination also took longer than expected.</text:p>
      <text:p text:style-name="P6"/>
      <text:p text:style-name="P6">Running an instance of the application using AWS was another unexpected delay because <text:s/><text:span text:style-name="T4">***insert AWS nightmare here</text:span></text:p>
      <text:p text:style-name="P3"/>
      <text:p text:style-name="P3">6. How course material helped with the project:</text:p>
      <text:p text:style-name="P3"/>
      <text:p text:style-name="P3"><text:soft-page-break/>7. How much <text:span text:style-name="T3">did it take</text:span> to complete each phase outside of the labs?</text:p>
      <text:p text:style-name="P7">Each lab took us around 2-5(<text:span text:style-name="T4">***I don't actually know</text:span>) hours outside of the lab times to complete. </text:p>
      <text:p text:style-name="P3"/>
      <text:p text:style-name="P3">8. Which part of the lab is useful and the <text:span text:style-name="T3">the </text:span>labs should spend more time on?</text:p>
      <text:p text:style-name="P3"/>
      <text:p text:style-name="P10">***insert your opinions</text:p>
      <text:p text:style-name="P8"><text:tab/>I think that all aspects of the lab were useful. It was interesting to learn about routing, user authentication and using AWS while also using the python skills we learned in class. </text:p>
      <text:p text:style-name="P3"/>
      <text:p text:style-name="P3">9. Which part is useless and should be removed?</text:p>
      <text:p text:style-name="P3"/>
      <text:p text:style-name="P10">***insert your opinions</text:p>
      <text:p text:style-name="P3"/>
      <text:p text:style-name="P3">10. Other feedback and recommendations</text:p>
      <text:p text:style-name="P3"><text:tab/></text:p>
      <text:p text:style-name="P5"><text:span text:style-name="T5">***insert your opinions</text:span><text:tab/></text:p>
      <text:p text:style-name="P3"/>
      <text:p text:style-name="P3">11. Responsibilities of each member:</text:p>
      <text:p text:style-name="P3"/>
      <text:p text:style-name="P6"><text:tab/>Backend and Testing: Gligor and David</text:p>
      <text:p text:style-name="P6">Frontend : Gwyneth</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22:39:04.033155532</meta:creation-date>
    <dc:date>2016-12-01T23:20:57.184048275</dc:date>
    <meta:editing-duration>PT10M41S</meta:editing-duration>
    <meta:editing-cycles>2</meta:editing-cycles>
    <meta:generator>LibreOffice/4.2.8.2$Linux_X86_64 LibreOffice_project/420m0$Build-2</meta:generator>
    <meta:document-statistic meta:table-count="0" meta:image-count="0" meta:object-count="0" meta:page-count="2" meta:paragraph-count="32" meta:word-count="417" meta:character-count="2499" meta:non-whitespace-character-count="2101"/>
  </office:meta>
</office:document-meta>
</file>